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ing" table:style-name="ta1">
        <table:shapes>
          <draw:frame draw:z-index="0" draw:style-name="gr1" draw:text-style-name="P1" svg:width="14.188cm" svg:height="8.526cm" svg:x="0.613cm" svg:y="8.129cm">
            <draw:object draw:notify-on-update-of-ranges="turning.A13:turning.A16 turning.A4:turning.A4 turning.B13:turning.B16 turning.A6:turning.A11 turning.A4:turning.A4 turning.B6:turning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188cm" svg:height="8.526cm" svg:x="16.223cm" svg:y="7.861cm">
            <draw:object draw:notify-on-update-of-ranges="turning.H13:turning.H16 turning.H4:turning.H4 turning.I13:turning.I16 turning.H6:turning.H11 turning.H4:turning.H4 turning.I6:turning.I11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CLOCKWISE</text:p>
          </table:table-cell>
          <table:table-cell table:number-columns-repeated="6"/>
          <table:table-cell office:value-type="string" calcext:value-type="string">
            <text:p>COUNTERCLOCKWISE</text:p>
          </table:table-cell>
          <table:table-cell table:style-name="Default"/>
        </table:table-row>
        <table:table-row table:style-name="ro1" table:number-rows-repeated="2">
          <table:table-cell table:number-columns-repeated="8"/>
          <table:table-cell table:style-name="Default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  <table:table-cell table:number-columns-repeated="5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value</text:p>
          </table:table-cell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.5" calcext:value-type="float">
            <text:p>22.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67.5" calcext:value-type="float">
            <text:p>67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75" calcext:value-type="float">
            <text:p>7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00" calcext:value-type="float">
            <text:p>100</text:p>
          </table:table-cell>
          <table:table-cell table:number-columns-repeated="5"/>
          <table:table-cell office:value-type="float" office:value="180" calcext:value-type="float">
            <text:p>180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78" calcext:value-type="float">
            <text:p>178</text:p>
          </table:table-cell>
          <table:table-cell table:number-columns-repeated="5"/>
          <table:table-cell office:value-type="float" office:value="270" calcext:value-type="float">
            <text:p>270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54" calcext:value-type="float">
            <text:p>254</text:p>
          </table:table-cell>
          <table:table-cell table:number-columns-repeated="5"/>
          <table:table-cell office:value-type="float" office:value="360" calcext:value-type="float">
            <text:p>360</text:p>
          </table:table-cell>
          <table:table-cell office:value-type="float" office:value="265" calcext:value-type="float">
            <text:p>265</text:p>
          </table:table-cell>
        </table:table-row>
        <table:table-row table:style-name="ro1" table:number-rows-repeated="3">
          <table:table-cell/>
          <table:table-cell table:style-name="ce1"/>
          <table:table-cell table:number-columns-repeated="6"/>
          <table:table-cell table:style-name="Default"/>
        </table:table-row>
        <table:table-row table:style-name="ro1">
          <table:table-cell/>
          <table:table-cell table:style-name="ce1"/>
          <table:table-cell table:number-columns-repeated="6"/>
          <table:table-cell table:style-name="Default"/>
        </table:table-row>
      </table:table>
      <table:table table:name="forward" table:style-name="ta1">
        <table:shapes>
          <draw:frame draw:z-index="0" draw:style-name="gr1" draw:text-style-name="P1" svg:width="18.017cm" svg:height="15.941cm" svg:x="5.453cm" svg:y="1.747cm">
            <draw:object draw:notify-on-update-of-ranges="forward.A3:forward.A13 forward.B1:forward.B2 forward.B3:forward.B1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9.102cm" svg:height="16.357cm" svg:x="24.354cm" svg:y="0.878cm">
            <draw:object draw:notify-on-update-of-ranges="forward.I5:forward.I24 forward.J1:forward.J1 forward.J5:forward.J2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99cm" svg:height="9.004cm" svg:x="11.317cm" svg:y="19.417cm">
            <draw:object draw:notify-on-update-of-ranges="forward.A47:forward.A52 forward.B47:forward.B52 forward.A54:forward.A57 forward.B54:forward.B57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6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0" calcext:value-type="float">
            <text:p>4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0" calcext:value-type="float">
            <text:p>100</text:p>
          </table:table-cell>
          <table:table-cell table:number-columns-repeated="6"/>
          <table:table-cell office:value-type="float" office:value="13.5" calcext:value-type="float">
            <text:p>13.5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50" calcext:value-type="float">
            <text:p>150</text:p>
          </table:table-cell>
          <table:table-cell table:number-columns-repeated="6"/>
          <table:table-cell office:value-type="float" office:value="16.5" calcext:value-type="float">
            <text:p>16.5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200" calcext:value-type="float">
            <text:p>200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00" calcext:value-type="float">
            <text:p>300</text:p>
          </table:table-cell>
          <table:table-cell table:number-columns-repeated="6"/>
          <table:table-cell office:value-type="float" office:value="34.5" calcext:value-type="float">
            <text:p>34.5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50" calcext:value-type="float">
            <text:p>350</text:p>
          </table:table-cell>
          <table:table-cell table:number-columns-repeated="6"/>
          <table:table-cell office:value-type="float" office:value="42" calcext:value-type="float">
            <text:p>42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table:number-columns-repeated="8"/>
          <table:table-cell office:value-type="float" office:value="49" calcext:value-type="float">
            <text:p>49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table:number-columns-repeated="8"/>
          <table:table-cell office:value-type="float" office:value="56" calcext:value-type="float">
            <text:p>5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table:number-columns-repeated="8"/>
          <table:table-cell office:value-type="float" office:value="64" calcext:value-type="float">
            <text:p>64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number-columns-repeated="8"/>
          <table:table-cell office:value-type="float" office:value="72" calcext:value-type="float">
            <text:p>72</text:p>
          </table:table-cell>
          <table:table-cell office:value-type="float" office:value="900" calcext:value-type="float">
            <text:p>900</text:p>
          </table:table-cell>
        </table:table-row>
        <table:table-row table:style-name="ro1">
          <table:table-cell table:number-columns-repeated="8"/>
          <table:table-cell office:value-type="float" office:value="77" calcext:value-type="float">
            <text:p>7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table:number-columns-repeated="8"/>
          <table:table-cell office:value-type="float" office:value="85" calcext:value-type="float">
            <text:p>85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table:number-columns-repeated="8"/>
          <table:table-cell office:value-type="float" office:value="90" calcext:value-type="float">
            <text:p>90</text:p>
          </table:table-cell>
          <table:table-cell office:value-type="float" office:value="1200" calcext:value-type="float">
            <text:p>1200</text:p>
          </table:table-cell>
        </table:table-row>
        <table:table-row table:style-name="ro1">
          <table:table-cell table:number-columns-repeated="8"/>
          <table:table-cell office:value-type="float" office:value="97" calcext:value-type="float">
            <text:p>97</text:p>
          </table:table-cell>
          <table:table-cell office:value-type="float" office:value="1300" calcext:value-type="float">
            <text:p>1300</text:p>
          </table:table-cell>
        </table:table-row>
        <table:table-row table:style-name="ro1">
          <table:table-cell table:number-columns-repeated="8"/>
          <table:table-cell office:value-type="float" office:value="105" calcext:value-type="float">
            <text:p>105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table:number-columns-repeated="8"/>
          <table:table-cell office:value-type="float" office:value="153" calcext:value-type="float">
            <text:p>153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table:number-columns-repeated="8"/>
          <table:table-cell office:value-type="float" office:value="195" calcext:value-type="float">
            <text:p>195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 table:number-rows-repeated="21">
          <table:table-cell table:number-columns-repeated="10"/>
        </table:table-row>
        <table:table-row table:style-name="ro1">
          <table:table-cell office:value-type="string" calcext:value-type="string">
            <text:p>angle </text:p>
          </table:table-cell>
          <table:table-cell table:number-columns-repeated="9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22.5" calcext:value-type="float">
            <text:p>22.5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67.5" calcext:value-type="float">
            <text:p>67.5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table:number-columns-repeated="8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20" calcext:value-type="float">
            <text:p>220</text:p>
          </table:table-cell>
          <table:table-cell table:number-columns-repeated="8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20" calcext:value-type="float">
            <text:p>320</text:p>
          </table:table-cell>
          <table:table-cell table:number-columns-repeated="8"/>
        </table:table-row>
      </table:table>
      <table:table table:name="kick" table:style-name="ta1">
        <table:shapes>
          <draw:frame draw:z-index="0" draw:style-name="gr1" draw:text-style-name="P1" svg:width="16.008cm" svg:height="9.006cm" svg:x="16.486cm" svg:y="1.193cm">
            <draw:object draw:notify-on-update-of-ranges="kick.D2:kick.D14 kick.E1:kick.E1 kick.E2:kick.E14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value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table:formula="of:=AVERAGE([.A2:.C2])" office:value-type="float" office:value="78.3333333333333" calcext:value-type="float">
            <text:p>78.3333333333</text:p>
          </table:table-cell>
          <table:table-cell office:value-type="float" office:value="200" calcext:value-type="float">
            <text:p>200</text:p>
          </table:table-cell>
          <table:table-cell table:number-columns-repeated="5"/>
        </table:table-row>
        <table:table-row table:style-name="ro1">
          <table:table-cell office:value-type="float" office:value="90" calcext:value-type="float">
            <text:p>90</text:p>
          </table:table-cell>
          <table:table-cell/>
          <table:table-cell office:value-type="float" office:value="80" calcext:value-type="float">
            <text:p>80</text:p>
          </table:table-cell>
          <table:table-cell table:formula="of:=AVERAGE([.A3:.C3])" office:value-type="float" office:value="85" calcext:value-type="float">
            <text:p>85</text:p>
          </table:table-cell>
          <table:table-cell office:value-type="float" office:value="225" calcext:value-type="float">
            <text:p>225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4:.C4])" office:value-type="string" office:string-value="" calcext:value-type="error">
            <text:p>#DIV/0!</text:p>
          </table:table-cell>
          <table:table-cell office:value-type="float" office:value="250" calcext:value-type="float">
            <text:p>250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AVERAGE([.A5:.C5])" office:value-type="string" office:string-value="" calcext:value-type="error">
            <text:p>#DIV/0!</text:p>
          </table:table-cell>
          <table:table-cell office:value-type="float" office:value="275" calcext:value-type="float">
            <text:p>275</text:p>
          </table:table-cell>
          <table:table-cell table:number-columns-repeated="5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formula="of:=AVERAGE([.A6:.C6])" office:value-type="float" office:value="95.6666666666667" calcext:value-type="float">
            <text:p>95.6666666667</text:p>
          </table:table-cell>
          <table:table-cell office:value-type="float" office:value="300" calcext:value-type="float">
            <text:p>300</text:p>
          </table:table-cell>
          <table:table-cell table:number-columns-repeated="5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5" calcext:value-type="float">
            <text:p>105</text:p>
          </table:table-cell>
          <table:table-cell office:value-type="float" office:value="150" calcext:value-type="float">
            <text:p>150</text:p>
          </table:table-cell>
          <table:table-cell table:formula="of:=AVERAGE([.A7:.C7])" office:value-type="float" office:value="130.333333333333" calcext:value-type="float">
            <text:p>130.3333333333</text:p>
          </table:table-cell>
          <table:table-cell office:value-type="float" office:value="325" calcext:value-type="float">
            <text:p>325</text:p>
          </table:table-cell>
          <table:table-cell table:number-columns-repeated="5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92" calcext:value-type="float">
            <text:p>192</text:p>
          </table:table-cell>
          <table:table-cell office:value-type="float" office:value="120" calcext:value-type="float">
            <text:p>120</text:p>
          </table:table-cell>
          <table:table-cell table:formula="of:=AVERAGE([.A8:.C8])" office:value-type="float" office:value="162" calcext:value-type="float">
            <text:p>162</text:p>
          </table:table-cell>
          <table:table-cell office:value-type="float" office:value="350" calcext:value-type="float">
            <text:p>350</text:p>
          </table:table-cell>
          <table:table-cell table:number-columns-repeated="5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66" calcext:value-type="float">
            <text:p>166</text:p>
          </table:table-cell>
          <table:table-cell office:value-type="float" office:value="150" calcext:value-type="float">
            <text:p>150</text:p>
          </table:table-cell>
          <table:table-cell table:formula="of:=AVERAGE([.A9:.C9])" office:value-type="float" office:value="150.333333333333" calcext:value-type="float">
            <text:p>150.3333333333</text:p>
          </table:table-cell>
          <table:table-cell office:value-type="float" office:value="375" calcext:value-type="float">
            <text:p>375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80" calcext:value-type="float">
            <text:p>180</text:p>
          </table:table-cell>
          <table:table-cell office:value-type="float" office:value="172" calcext:value-type="float">
            <text:p>172</text:p>
          </table:table-cell>
          <table:table-cell table:formula="of:=AVERAGE([.A10:.C10])" office:value-type="float" office:value="172.666666666667" calcext:value-type="float">
            <text:p>172.6666666667</text:p>
          </table:table-cell>
          <table:table-cell office:value-type="float" office:value="400" calcext:value-type="float">
            <text:p>400</text:p>
          </table:table-cell>
          <table:table-cell table:number-columns-repeated="5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table:formula="of:=AVERAGE([.A11:.C11])" office:value-type="float" office:value="161.333333333333" calcext:value-type="float">
            <text:p>161.3333333333</text:p>
          </table:table-cell>
          <table:table-cell office:value-type="float" office:value="425" calcext:value-type="float">
            <text:p>425</text:p>
          </table:table-cell>
          <table:table-cell table:number-columns-repeated="5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table:formula="of:=AVERAGE([.A12:.C12])" office:value-type="float" office:value="167.666666666667" calcext:value-type="float">
            <text:p>167.6666666667</text:p>
          </table:table-cell>
          <table:table-cell office:value-type="float" office:value="450" calcext:value-type="float">
            <text:p>450</text:p>
          </table:table-cell>
          <table:table-cell table:number-columns-repeated="5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  <table:table-cell table:formula="of:=AVERAGE([.A13:.C13])" office:value-type="float" office:value="177" calcext:value-type="float">
            <text:p>177</text:p>
          </table:table-cell>
          <table:table-cell office:value-type="float" office:value="475" calcext:value-type="float">
            <text:p>475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3"/>
          <table:table-cell table:style-name="ce3" table:number-columns-repeated="3"/>
          <table:table-cell table:number-columns-repeated="3"/>
          <table:table-cell table:style-name="ce3"/>
        </table:table-row>
      </table:table>
      <table:table table:name="spinkick" table:style-name="ta1">
        <table:shapes>
          <draw:frame draw:z-index="0" draw:style-name="gr1" draw:text-style-name="P1" svg:width="14.188cm" svg:height="8.526cm" svg:x="7.303cm" svg:y="0.586cm">
            <draw:object draw:notify-on-update-of-ranges="spinkick.A5:spinkick.A45 spinkick.B4:spinkick.B4 spinkick.B5:spinkick.B45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1" draw:style-name="gr1" draw:text-style-name="P1" svg:width="14.188cm" svg:height="8.526cm" svg:x="6.857cm" svg:y="11.873cm">
            <draw:object draw:notify-on-update-of-ranges="spinkick.A98:spinkick.A138 spinkick.B97:spinkick.B97 spinkick.B98:spinkick.B138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PINKICK 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 table:number-rows-repeated="48">
          <table:table-cell table:number-columns-repeated="2"/>
        </table:table-row>
        <table:table-row table:style-name="ro1">
          <table:table-cell office:value-type="string" calcext:value-type="string">
            <text:p>SPINKICK COUNTERCLOCKWISE</text:p>
          </table:table-cell>
          <table:table-cell/>
        </table:table-row>
        <table:table-row table:style-name="ro1" table:number-rows-repeated="2">
          <table:table-cell table:number-columns-repeated="2"/>
        </table:table-row>
        <table:table-row table:style-name="ro1">
          <table:table-cell office:value-type="string" calcext:value-type="string">
            <text:p>degrees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30">00/00/0000</text:date>, <text:time style:data-style-name="N2" text:time-value="11:06:08.6354204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lijonas Kikutis</meta:initial-creator>
    <meta:creation-date>2016-02-02T16:36:10.914809526</meta:creation-date>
    <dc:date>2016-03-30T11:21:49.461116797</dc:date>
    <dc:creator>Julijonas Kikutis</dc:creator>
    <meta:editing-duration>PT19H13S</meta:editing-duration>
    <meta:editing-cycles>252</meta:editing-cycles>
    <meta:generator>LibreOffice/4.3.7.2$Linux_X86_64 LibreOffice_project/430$Build-2</meta:generator>
    <meta:document-statistic meta:table-count="4" meta:cell-count="356" meta:object-count="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A13:turning.B16 turning.A4:turning.A4 turning.B6:turning.B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B13:turning.B16" chart:label-cell-address="turning.A4:turning.A4" chart:class="chart:scatter">
            <chart:domain table:cell-range-address="turning.A13:turning.A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B6:turning.B11" chart:label-cell-address="turning.A4:turning.A4" chart:class="chart:scatter">
            <chart:domain table:cell-range-address="turning.A6:turning.A11"/>
            <chart:regression-curve chart:style-name="ch9">
              <chart:equation chart:display-equation="true" chart:display-r-square="true" svg:x="1.142cm" svg:y="2.566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degrees</text:p>
                <draw:g>
                  <svg:desc>turning.A4:turning.A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A13:turning.A16</svg:desc>
                </draw:g>
              </table:table-cell>
              <table:table-cell office:value-type="float" office:value="40">
                <text:p>40</text:p>
                <draw:g>
                  <svg:desc>turning.B13:turning.B16</svg:desc>
                </draw:g>
              </table:table-cell>
              <table:table-cell office:value-type="float" office:value="15">
                <text:p>15</text:p>
                <draw:g>
                  <svg:desc>turning.A6:turning.A11</svg:desc>
                </draw:g>
              </table:table-cell>
              <table:table-cell office:value-type="float" office:value="6">
                <text:p>6</text:p>
                <draw:g>
                  <svg:desc>turning.B6:turning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00">
                <text:p>100</text:p>
              </table:table-cell>
              <table:table-cell office:value-type="float" office:value="22.5">
                <text:p>22.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78">
                <text:p>178</text:p>
              </table:table-cell>
              <table:table-cell office:value-type="float" office:value="45">
                <text:p>4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54">
                <text:p>254</text:p>
              </table:table-cell>
              <table:table-cell office:value-type="float" office:value="67.5">
                <text:p>6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0">
                <text:p>4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18cm" svg:height="15.942cm" xlink:href=".." xlink:type="simple" chart:class="chart:scatter" chart:style-name="ch1">
        <chart:legend chart:legend-position="end" svg:x="14.557cm" svg:y="7.423cm" style:legend-expansion="high" chart:style-name="ch2"/>
        <chart:plot-area chart:style-name="ch3" table:cell-range-address="forward.A3:forward.B13 forward.B1:forward.B2" chart:data-source-has-labels="row" svg:x="0.36cm" svg:y="0.318cm" svg:width="13.837cm" svg:height="15.306cm">
          <chartooo:coordinate-region svg:x="1.167cm" svg:y="0.517cm" svg:width="12.843cm" svg:height="14.4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3:forward.B13" chart:label-cell-address="forward.B1:forward.B2" chart:class="chart:scatter">
            <chart:domain table:cell-range-address="forward.A3:forward.A13"/>
            <chart:regression-curve chart:style-name="ch7">
              <chart:equation chart:display-equation="true" chart:display-r-square="false"/>
            </chart:regression-curve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text:list>
                  <text:list-item>
                    <text:p>value</text:p>
                  </text:list-item>
                  <text:list-item>
                    <text:p/>
                  </text:list-item>
                </text:list>
                <draw:g>
                  <svg:desc>forward.B1:forward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A3:forward.A13</svg:desc>
                </draw:g>
              </table:table-cell>
              <table:table-cell office:value-type="float" office:value="10">
                <text:p>10</text:p>
                <draw:g>
                  <svg:desc>forward.B3:forward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">
                <text:p>23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1">
                <text:p>4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">
                <text:p>5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8">
                <text:p>68</text:p>
              </table:table-cell>
              <table:table-cell office:value-type="float" office:value="350">
                <text:p>3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3cm" svg:height="16.358cm" xlink:href=".." xlink:type="simple" chart:class="chart:scatter" chart:style-name="ch1">
        <chart:legend chart:legend-position="end" svg:x="15.748cm" svg:y="7.631cm" style:legend-expansion="high" chart:style-name="ch2"/>
        <chart:plot-area chart:style-name="ch3" table:cell-range-address="forward.I5:forward.J24 forward.J1:forward.J1" chart:data-source-has-labels="row" svg:x="0.382cm" svg:y="0.327cm" svg:width="14.984cm" svg:height="15.704cm">
          <chartooo:coordinate-region svg:x="1.374cm" svg:y="0.526cm" svg:width="13.712cm" svg:height="14.8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J5:forward.J24" chart:label-cell-address="forward.J1:forward.J1" chart:class="chart:scatter">
            <chart:domain table:cell-range-address="forward.I5:forward.I24"/>
            <chart:regression-curve chart:style-name="ch7">
              <chart:equation chart:display-equation="true" chart:display-r-square="true"/>
            </chart:regression-curve>
            <chart:data-point chart:repeated="2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alue</text:p>
                <draw:g>
                  <svg:desc>forward.J1:forward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forward.I5:forward.I24</svg:desc>
                </draw:g>
              </table:table-cell>
              <table:table-cell office:value-type="float" office:value="20">
                <text:p>20</text:p>
                <draw:g>
                  <svg:desc>forward.J5:forward.J2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.5">
                <text:p>16.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">
                <text:p>28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4.5">
                <text:p>34.5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2">
                <text:p>4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6">
                <text:p>56</text:p>
              </table:table-cell>
              <table:table-cell office:value-type="float" office:value="700">
                <text:p>7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4">
                <text:p>64</text:p>
              </table:table-cell>
              <table:table-cell office:value-type="float" office:value="800">
                <text:p>8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2">
                <text:p>72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7">
                <text:p>77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">
                <text:p>85</text:p>
              </table:table-cell>
              <table:table-cell office:value-type="float" office:value="1100">
                <text:p>11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1200">
                <text:p>12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7">
                <text:p>97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5">
                <text:p>105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53">
                <text:p>153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5">
                <text:p>195</text:p>
              </table:table-cell>
              <table:table-cell office:value-type="float" office:value="2680">
                <text:p>268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9cm" svg:height="9.007cm" xlink:href=".." xlink:type="simple" chart:class="chart:scatter" chart:style-name="ch1">
        <chart:legend chart:legend-position="end" svg:x="12.654cm" svg:y="3.955cm" style:legend-expansion="high" chart:style-name="ch2"/>
        <chart:plot-area chart:style-name="ch3" table:cell-range-address="kick.D2:kick.E14 kick.E1:kick.E1" chart:data-source-has-labels="row" svg:x="0.32cm" svg:y="0.18cm" svg:width="12.014cm" svg:height="8.647cm">
          <chartooo:coordinate-region svg:x="1.128cm" svg:y="0.379cm" svg:width="10.926cm" svg:height="7.80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kick.E2:kick.E14" chart:label-cell-address="kick.E1:kick.E1" chart:class="chart:scatter">
            <chart:domain table:cell-range-address="kick.D2:kick.D14"/>
            <chart:regression-curve chart:style-name="ch7">
              <chart:equation chart:display-equation="true" chart:display-r-square="true"/>
            </chart:regression-curve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value</text:p>
                <draw:g>
                  <svg:desc>kick.E1:kick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8.3333333333333">
                <text:p>78.3333333333333</text:p>
                <draw:g>
                  <svg:desc>kick.D2:kick.D14</svg:desc>
                </draw:g>
              </table:table-cell>
              <table:table-cell office:value-type="float" office:value="200">
                <text:p>200</text:p>
                <draw:g>
                  <svg:desc>kick.E2:kick.E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5">
                <text:p>8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5.6666666666667">
                <text:p>95.6666666666667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.333333333333">
                <text:p>130.333333333333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2">
                <text:p>162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.666666666667">
                <text:p>172.666666666667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1.333333333333">
                <text:p>161.333333333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7.666666666667">
                <text:p>167.666666666667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77">
                <text:p>17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ff420e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9.617cm" svg:y="3.217cm" style:legend-expansion="high" chart:style-name="ch2"/>
        <chart:plot-area chart:style-name="ch3" table:cell-range-address="turning.H13:turning.I16 turning.H4:turning.H4 turning.I6:turning.I11" chart:data-source-has-labels="row" svg:x="0.068cm" svg:y="0.158cm" svg:width="12.393cm" svg:height="8.228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urning.I13:turning.I16" chart:label-cell-address="turning.H4:turning.H4" chart:class="chart:scatter">
            <chart:domain table:cell-range-address="turning.H13:turning.H16"/>
            <chart:regression-curve chart:style-name="ch7">
              <chart:equation chart:display-equation="true" chart:display-r-square="true"/>
            </chart:regression-curve>
            <chart:data-point chart:repeated="4"/>
          </chart:series>
          <chart:series chart:style-name="ch8" chart:values-cell-range-address="turning.I6:turning.I11" chart:label-cell-address="turning.H4:turning.H4" chart:class="chart:scatter">
            <chart:domain table:cell-range-address="turning.H6:turning.H11"/>
            <chart:regression-curve chart:style-name="ch9">
              <chart:equation chart:display-equation="true" chart:display-r-square="true" svg:x="1.225cm" svg:y="2.593cm"/>
            </chart:regression-curve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  <table:table-cell office:value-type="string">
                <text:p>Column H</text:p>
              </table:table-cell>
              <table:table-cell office:value-type="string">
                <text:p>degrees</text:p>
                <draw:g>
                  <svg:desc>turning.H4:turning.H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turning.H13:turning.H16</svg:desc>
                </draw:g>
              </table:table-cell>
              <table:table-cell office:value-type="float" office:value="43">
                <text:p>43</text:p>
                <draw:g>
                  <svg:desc>turning.I13:turning.I16</svg:desc>
                </draw:g>
              </table:table-cell>
              <table:table-cell office:value-type="float" office:value="15">
                <text:p>15</text:p>
                <draw:g>
                  <svg:desc>turning.H6:turning.H11</svg:desc>
                </draw:g>
              </table:table-cell>
              <table:table-cell office:value-type="float" office:value="6.5">
                <text:p>6.5</text:p>
                <draw:g>
                  <svg:desc>turning.I6:turning.I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0">
                <text:p>180</text:p>
              </table:table-cell>
              <table:table-cell office:value-type="float" office:value="112">
                <text:p>112</text:p>
              </table:table-cell>
              <table:table-cell office:value-type="float" office:value="22.5">
                <text:p>22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0">
                <text:p>270</text:p>
              </table:table-cell>
              <table:table-cell office:value-type="float" office:value="187">
                <text:p>187</text:p>
              </table:table-cell>
              <table:table-cell office:value-type="float" office:value="45">
                <text:p>4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60">
                <text:p>360</text:p>
              </table:table-cell>
              <table:table-cell office:value-type="float" office:value="265">
                <text:p>265</text:p>
              </table:table-cell>
              <table:table-cell office:value-type="float" office:value="67.5">
                <text:p>67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5">
                <text:p>7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0">
                <text:p>90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true" loext:regression-intercept-value="0" chart:regression-type="polynomial"/>
      <style:graphic-properties svg:stroke-color="#004586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.005cm" xlink:href=".." xlink:type="simple" chart:class="chart:scatter" chart:style-name="ch1">
        <chart:legend chart:legend-position="end" svg:x="11.137cm" svg:y="3.705cm" style:legend-expansion="high" chart:style-name="ch2"/>
        <chart:plot-area chart:style-name="ch3" table:cell-range-address="forward.A47:forward.B52 forward.B54:forward.B57" svg:x="0.32cm" svg:y="0.18cm" svg:width="10.497cm" svg:height="8.645cm">
          <chartooo:coordinate-region svg:x="1.127cm" svg:y="0.379cm" svg:width="9.41cm" svg:height="7.7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orward.B47:forward.B52" chart:class="chart:scatter">
            <chart:domain table:cell-range-address="forward.A47:forward.A52"/>
            <chart:regression-curve chart:style-name="ch7"/>
            <chart:data-point chart:repeated="6"/>
          </chart:series>
          <chart:series chart:style-name="ch8" chart:values-cell-range-address="forward.B54:forward.B57" chart:class="chart:scatter">
            <chart:domain table:cell-range-address="forward.A54:forward.A57"/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forward.A47:forward.A52</svg:desc>
                </draw:g>
              </table:table-cell>
              <table:table-cell office:value-type="float" office:value="0">
                <text:p>0</text:p>
                <draw:g>
                  <svg:desc>forward.B47:forward.B52</svg:desc>
                </draw:g>
              </table:table-cell>
              <table:table-cell office:value-type="float" office:value="90">
                <text:p>90</text:p>
                <draw:g>
                  <svg:desc>forward.A54:forward.A57</svg:desc>
                </draw:g>
              </table:table-cell>
              <table:table-cell office:value-type="float" office:value="52">
                <text:p>52</text:p>
                <draw:g>
                  <svg:desc>forward.B54:forward.B5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2.5">
                <text:p>22.5</text:p>
              </table:table-cell>
              <table:table-cell office:value-type="float" office:value="11">
                <text:p>11</text:p>
              </table:table-cell>
              <table:table-cell office:value-type="float" office:value="180">
                <text:p>18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20">
                <text:p>20</text:p>
              </table:table-cell>
              <table:table-cell office:value-type="float" office:value="270">
                <text:p>270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0">
                <text:p>36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7.5">
                <text:p>67.5</text:p>
              </table:table-cell>
              <table:table-cell office:value-type="float" office:value="40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52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5:spinkick.B45 spinkick.B4:spinkick.B4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5:spinkick.B45" chart:label-cell-address="spinkick.B4:spinkick.B4" chart:class="chart:scatter">
            <chart:domain table:cell-range-address="spinkick.A5:spinkick.A45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4:spinkick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5:spinkick.A45</svg:desc>
                </draw:g>
              </table:table-cell>
              <table:table-cell office:value-type="float" office:value="0">
                <text:p>0</text:p>
                <draw:g>
                  <svg:desc>spinkick.B5:spinkick.B4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189cm" svg:height="8.527cm" xlink:href=".." xlink:type="simple" chart:class="chart:scatter" chart:style-name="ch1">
        <chart:legend chart:legend-position="end" svg:x="10.067cm" svg:y="3.715cm" style:legend-expansion="high" chart:style-name="ch2"/>
        <chart:plot-area chart:style-name="ch3" table:cell-range-address="spinkick.A98:spinkick.B138 spinkick.B97:spinkick.B97" chart:data-source-has-labels="row" svg:x="0.067cm" svg:y="0.159cm" svg:width="12.394cm" svg:height="8.227cm">
          <chartooo:coordinate-region svg:x="0.875cm" svg:y="0.358cm" svg:width="11.306cm" svg:height="7.38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pinkick.B98:spinkick.B138" chart:label-cell-address="spinkick.B97:spinkick.B97" chart:class="chart:scatter">
            <chart:domain table:cell-range-address="spinkick.A98:spinkick.A138"/>
            <chart:regression-curve chart:style-name="ch7">
              <chart:equation chart:display-equation="true" chart:display-r-square="true" svg:x="1.487cm" svg:y="1.126cm"/>
            </chart:regression-curve>
            <chart:data-point chart:repeated="4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alue</text:p>
                <draw:g>
                  <svg:desc>spinkick.B97:spinkick.B9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0">
                <text:p>90</text:p>
                <draw:g>
                  <svg:desc>spinkick.A98:spinkick.A138</svg:desc>
                </draw:g>
              </table:table-cell>
              <table:table-cell office:value-type="float" office:value="0">
                <text:p>0</text:p>
                <draw:g>
                  <svg:desc>spinkick.B98:spinkick.B13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5">
                <text:p>1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">
                <text:p>18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0">
                <text:p>2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60">
                <text:p>360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0">
                <text:p>9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7.2$Linux_X86_64 LibreOffice_project/43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